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image/gif" manifest:full-path="Pictures/phppowerpoint_logo1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8cm" draw:shadow-offset-y="0.28cm" draw:shadow-opacity="50%" style:mirror="none"/>
    </style:style>
    <style:style style:name="gr2" style:family="graphic" style:parent-style-name="standard">
      <style:graphic-properties draw:auto-grow-height="true" fo:wrap-option="wrap"/>
    </style:style>
    <style:style style:name="P2_1" style:family="paragraph">
      <style:paragraph-properties fo:text-align="center"/>
    </style:style>
    <style:style style:name="T2_1_1_0" style:family="text">
      <style:text-properties fo:color="#C00000" fo:font-family="Calibri" fo:font-size="60pt" fo:font-weight="bold"/>
    </style:style>
  </office:automatic-styles>
  <office:body>
    <office:presentation>
      <draw:page draw:name="page0" draw:master-page-name="Default">
        <draw:frame draw:name="PHPPowerPoint logo" svg:width="6.916cm" svg:height="1.008cm" svg:x="0.280cm" svg:y="0.280cm" draw:style-name="gr1">
          <draw:image xlink:href="Pictures/phppowerpoint_logo1.gif" xlink:type="simple" xlink:show="embed" xlink:actuate="onLoad">
            <text:p/>
          </draw:image>
        </draw:frame>
        <draw:custom-shape draw:style-name="gr2" svg:width="16.800cm" svg:height="8.400cm" svg:x="4.760cm" svg:y="5.040cm">
          <text:p text:style-name="P2_1">
      <text:span text:style-name="T2_1_1_0">Thank you for using PHPPowerPoint!</text:span>
     </text:p>
        </draw:custom-shape>
      </draw:page>
    </office:presentation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Maarten Balliauw</dc:creator>
    <dc:date>2016-06-16T07:29:04.000</dc:date>
    <dc:description>Test document for Office 2007 PPTX, generated using PHP classes.</dc:description>
    <dc:subject>Office 2007 PPTX Test Document</dc:subject>
    <dc:title>Office 2007 PPTX Test Document</dc:title>
    <meta:creation-date>2016-06-16T07:29:04.000</meta:creation-date>
    <meta:initial-creator>Maarten Balliauw</meta:initial-creator>
    <meta:keyword>office 2007 openxml php</meta:keyword>
  </office:meta>
</office:document-meta>
</file>